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00E0000634100004A4C8B8C0B6EC20B2683.svm" manifest:media-type="image/x-svm"/>
  <manifest:file-entry manifest:full-path="Pictures/10000001000005A2000004379E082721A03A7678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styles.xml" manifest:media-type="text/xml"/>
  <manifest:file-entry manifest:full-path="Settings/ColorTable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pitch="variable"/>
    <style:font-face style:name="Liberation Sans" svg:font-family="'Liberation Sans'" style:font-pitch="variable"/>
    <style:font-face style:name="Liberation Sans1" svg:font-family="'Liberation Sans'" style:font-adornments="Norma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996cm" fo:min-width="6.1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3.924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32cm" fo:min-width="3.279cm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996cm" fo:min-width="6.309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755cm" fo:min-width="0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712cm" fo:min-width="0cm"/>
    </style:style>
    <style:style style:name="pr1" style:family="presentation" style:parent-style-name="Focus3-subtitle">
      <style:graphic-properties draw:fill-color="#ffffff" draw:auto-grow-height="true" fo:min-height="11.592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2.5cm"/>
      <style:paragraph-properties style:writing-mode="lr-tb"/>
    </style:style>
    <style:style style:name="pr4" style:family="presentation" style:parent-style-name="Focus3-outline1">
      <style:graphic-properties draw:textarea-vertical-align="top" fo:min-height="11.929cm"/>
      <style:paragraph-properties style:writing-mode="lr-tb"/>
    </style:style>
    <style:style style:name="pr5" style:family="presentation" style:parent-style-name="Focus3-outline1">
      <style:graphic-properties draw:textarea-vertical-align="middle" fo:min-height="11.929cm"/>
      <style:paragraph-properties style:writing-mode="lr-tb"/>
    </style:style>
    <style:style style:name="pr6" style:family="presentation" style:parent-style-name="Focus3-title">
      <style:graphic-properties fo:min-height="2.5cm"/>
      <style:paragraph-properties style:writing-mode="lr-tb"/>
    </style:style>
    <style:style style:name="pr7" style:family="presentation" style:parent-style-name="Focus3-outline1">
      <style:graphic-properties fo:min-height="9.028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r9" style:family="presentation" style:parent-style-name="Focus3-outline1">
      <style:graphic-properties draw:textarea-vertical-align="middle" fo:min-height="9.028cm"/>
      <style:paragraph-properties style:writing-mode="lr-tb"/>
    </style:style>
    <style:style style:name="pr10" style:family="presentation" style:parent-style-name="Focus3-outline1">
      <style:graphic-properties fo:min-height="12.12cm"/>
      <style:paragraph-properties style:writing-mode="lr-tb"/>
    </style:style>
    <style:style style:name="pr11" style:family="presentation" style:parent-style-name="Focus3-subtitle">
      <style:graphic-properties draw:fill-color="#ffffff" draw:textarea-vertical-align="top" fo:min-height="11.592cm"/>
      <style:paragraph-properties style:writing-mode="lr-tb"/>
    </style:style>
    <style:style style:name="pr12" style:family="presentation" style:parent-style-name="Focus3-subtitle">
      <style:graphic-properties draw:fill-color="#ffffff" draw:textarea-vertical-align="top" fo:min-height="9.278cm"/>
      <style:paragraph-properties style:writing-mode="lr-tb"/>
    </style:style>
    <style:style style:name="pr13" style:family="presentation" style:parent-style-name="Focus3-subtitle">
      <style:graphic-properties draw:fill-color="#ffffff" draw:textarea-vertical-align="middle" fo:min-height="9.278cm"/>
      <style:paragraph-properties style:writing-mode="lr-tb"/>
    </style:style>
    <style:style style:name="P1" style:family="paragraph">
      <loext:graphic-properties draw:fill-color="#ffffff"/>
      <style:text-properties fo:color="#000000" loext:opacity="100%" loext:color-lum-mod="100%" loext:color-lum-off="0%" fo:font-size="36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color="#000000" loext:opacity="100%"/>
    </style:style>
    <style:style style:name="P5" style:family="paragraph">
      <style:text-properties fo:color="#000000" loext:opacity="100%" loext:color-lum-mod="100%" loext:color-lum-off="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6pt"/>
    </style:style>
    <style:style style:name="P11" style:family="paragraph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text-properties fo:color="#000000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margin-top="0cm" fo:margin-bottom="0.373cm" fo:text-indent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.373cm" fo:text-indent="0cm"/>
      <style:text-properties fo:font-size="24pt" style:font-size-asian="24pt" style:font-size-complex="24pt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fo:text-align="start"/>
      <style:text-properties fo:color="#000000" loext:opacity="100%" loext:color-lum-mod="100%" loext:color-lum-off="0%" fo:font-size="24pt"/>
    </style:style>
    <style:style style:name="P20" style:family="paragraph">
      <loext:graphic-properties draw:fill-color="#ffffff"/>
      <style:paragraph-properties fo:text-align="center"/>
      <style:text-properties fo:color="#000000" loext:opacity="100%" loext:color-lum-mod="100%" loext:color-lum-off="0%" fo:font-size="24pt"/>
    </style:style>
    <style:style style:name="P21" style:family="paragraph">
      <loext:graphic-properties draw:fill-color="#81d41a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style:paragraph-properties fo:text-align="center"/>
      <style:text-properties fo:color="#ff0000" loext:opacity="100%" fo:font-size="36pt" style:font-size-asian="36pt" style:font-size-complex="36pt"/>
    </style:style>
    <style:style style:name="P25" style:family="paragraph">
      <style:text-properties fo:color="#ff0000" loext:opacity="100%" loext:color-lum-mod="100%" loext:color-lum-off="0%" fo:font-size="36pt" style:font-size-asian="36pt" style:font-size-complex="36pt"/>
    </style:style>
    <style:style style:name="T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0000" loext:opacity="100%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0000" loext:opacity="100%" fo:font-size="36pt" style:font-size-asian="36pt" style:font-size-complex="36pt"/>
    </style:style>
    <style:style style:name="T1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fo:font-size="24pt" style:font-size-asian="24pt" style:font-size-complex="24pt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24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loext:opacity="100%" fo:font-size="24pt"/>
    </style:style>
    <style:style style:name="T20" style:family="text">
      <style:text-properties fo:color="#ed1c24" loext:opacity="100%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11.592cm" svg:x="1.946cm" svg:y="0.928cm" presentation:class="subtitle">
          <draw:text-box>
            <text:p><text:span text:style-name="T1">C++ Things You Were Taught To Do Wrong</text:span></text:p>
            <text:p><text:span text:style-name="T2"/></text:p>
            <text:p><text:span text:style-name="T2">By Dustin Laurence</text:span></text:p>
            <text:p><text:span text:style-name="T3">SCALE 2023/03/11</text:span></text:p>
            <text:p><text:span text:style-name="T4"/></text:p>
            <text:p><text:span text:style-name="T4">https://github.com/dllaurence/scale-cpp-taught-wrong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2.5cm" svg:x="1.946cm" svg:y="0.928cm" presentation:class="title">
          <draw:text-box>
            <text:p><text:span text:style-name="T5">Motivation</text:span></text:p>
          </draw:text-box>
        </draw:frame>
        <draw:frame presentation:style-name="pr4" draw:text-style-name="P5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 text:style-name="P4">I keep running into good programmers writing wretched C++.</text:p>
              </text:list-item>
              <text:list-item>
                <text:p text:style-name="P4">Apparently, some universities teach it badly?</text:p>
              </text:list-item>
              <text:list-item>
                <text:p text:style-name="P4">Going it alone using the internet doesn’t work as well as it does for, say, Python.</text:p>
              </text:list-item>
              <text:list-item>
                <text:p text:style-name="P4">Talking is good therapy!</text:p>
              </text:list-item>
              <text:list-item>
                <text:p text:style-name="P4">And possibly useful and educational…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2.5cm" svg:x="1.946cm" svg:y="0.928cm" presentation:class="title" presentation:user-transformed="true">
          <draw:text-box>
            <text:p><text:span text:style-name="T5">Motivation (Costanza version)</text:span></text:p>
          </draw:text-box>
        </draw:frame>
        <draw:frame presentation:style-name="pr5" draw:text-style-name="P5" draw:layer="layout" svg:width="24.108cm" svg:height="9.278cm" svg:x="1.946cm" svg:y="3.834cm" presentation:class="outline" presentation:user-transformed="true">
          <draw:text-box>
            <text:p text:style-name="P7"><text:span text:style-name="T6">Welcome, newcomers. The tradition of SCALE begins with the airing of grievances. I got a lot of problems with you programmers! And now you're gonna hear about it!</text:span></text:p>
            <text:p text:style-name="P7"><text:span text:style-name="T6">(Frank Costanza, noted hacker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arget Audience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list text:style-name="L2">
              <text:list-item>
                <text:p>You are given the one C++ project in a company that doesn’t hire for C++ experience. (“I took a class once” often makes you the “C++ expert.”)</text:p>
              </text:list-item>
              <text:list-item>
                <text:p>You have to leave code that a company that hires only Javascript programmers can maintain (maybe).</text:p>
              </text:list-item>
              <text:list-item>
                <text:p>Also, managers who need to know how to bring down a C++ project so they can steal its budget &lt;grin&gt;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arget Audience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You don’t know very much C++ but got assigned that one thing that has to be done in C++. (“I took a class once” often makes you the “C++ expert.”)</text:p>
              </text:list-item>
              <text:list-item>
                <text:p>You know way too much C++ to remember what being a beginner is like, but have to leave code that a company that hires only Javascript programmers can maintain (maybe)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Goals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list text:style-name="L2">
              <text:list-item>
                <text:p>You <text:span text:style-name="T8">get through your first production C++ project </text:span>like a boss, even though you aren’t one (yet!).</text:p>
              </text:list-item>
              <text:list-item>
                <text:p>If you are a boss but your client isn’t, you can leave them something <text:span text:style-name="T8">maintainable by amateurs</text:span>.</text:p>
              </text:list-item>
              <text:list-item>
                <text:p>Nobody has to hire me to fix your Big Ball Of Mud.</text:p>
              </text:list-item>
              <text:list-item>
                <text:p>If I do get hired, <text:span text:style-name="T8">I can read your code without praying for the sweet release of death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opics</text:span></text:p>
          </draw:text-box>
        </draw:frame>
        <draw:frame presentation:style-name="pr9" draw:text-style-name="P9" draw:layer="layout" svg:width="24.108cm" svg:height="9.278cm" svg:x="1.946cm" svg:y="3.834cm" presentation:class="outline" presentation:user-transformed="true">
          <draw:text-box>
            <text:p text:style-name="P9"><text:span text:style-name="T9">Mindset</text:span></text:p>
            <text:p text:style-name="P9"><text:span text:style-name="T9"/></text:p>
            <text:p text:style-name="P9"><text:span text:style-name="T9">Basic Tooling</text:span></text:p>
            <text:p text:style-name="P9"><text:span text:style-name="T9"/></text:p>
            <text:p text:style-name="P9"><text:span text:style-name="T9">Memory Management</text:span></text:p>
            <text:p text:style-name="P9"><text:span text:style-name="T9"/></text:p>
            <text:p text:style-name="P9"><text:span text:style-name="T9">Threading Surviva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11.592cm" svg:x="1.946cm" svg:y="0.928cm" presentation:class="subtitle">
          <draw:text-box>
            <text:p text:style-name="P10"><text:span text:style-name="T1">Minds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text-style-name="P8" draw:layer="layout" svg:width="24.108cm" svg:height="2.5cm" svg:x="1.946cm" svg:y="0.928cm" presentation:class="title">
          <draw:text-box>
            <text:p text:style-name="P8"><text:span text:style-name="T7">...but are you paranoid </text:span><text:span text:style-name="T10">enough</text:span><text:span text:style-name="T7">?</text:span></text:p>
          </draw:text-box>
        </draw:frame>
        <draw:frame presentation:style-name="pr10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Decent chance <text:span text:style-name="T8">you didn’t learn enough paranoia</text:span>.</text:p>
              </text:list-item>
              <text:list-item>
                <text:p><text:span text:style-name="T8">Bjarne hates you and wants you dead.</text:span> (Technically, not true—Bjarne actually just sold his soul to the devil for incremental conversion from straight C.)</text:p>
              </text:list-item>
              <text:list-item>
                <text:p><text:span text:style-name="T8">Don’t use the defaults!</text:span> (blindly)</text:p>
              </text:list-item>
              <text:list-item>
                <text:p>Treat coding practices as safety habits—<text:span text:style-name="T8">don’t practice them wrong</text:span> even for learning’s sake.</text:p>
              </text:list-item>
              <text:list-item>
                <text:p>Defend your borders! <text:span text:style-name="T8">Wrap everything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Focus3" presentation:presentation-page-layout-name="AL1T32">
        <office:forms form:automatic-focus="false" form:apply-design-mode="false"/>
        <draw:frame presentation:style-name="pr11" draw:text-style-name="P12" draw:layer="layout" svg:width="24.108cm" svg:height="11.592cm" svg:x="1.946cm" svg:y="0.797cm" presentation:class="subtitle" presentation:user-transformed="true">
          <draw:text-box>
            <text:p text:style-name="P11"><text:span text:style-name="T2">The Fundamental Theorem Of Software Engineering:</text:span></text:p>
            <text:p text:style-name="P11"><text:span text:style-name="T11">Any problem in computer science can be solved with another level of indirection…</text:span></text:p>
            <text:p text:style-name="P11"><text:span text:style-name="T2">(David Wheeler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Focus3" presentation:presentation-page-layout-name="AL1T32">
        <office:forms form:automatic-focus="false" form:apply-design-mode="false"/>
        <draw:frame presentation:style-name="pr11" draw:text-style-name="P12" draw:layer="layout" svg:width="24.108cm" svg:height="11.854cm" svg:x="1.946cm" svg:y="0.797cm" presentation:class="subtitle" presentation:user-transformed="true">
          <draw:text-box>
            <text:p text:style-name="P11"><text:span text:style-name="T2">The Fundamental Theorem Of Software Engineering:</text:span></text:p>
            <text:p text:style-name="P11"><text:span text:style-name="T11">Any problem in computer science can be solved with another level of indirection…</text:span></text:p>
            <text:p text:style-name="P11"><text:span text:style-name="T2">(David Wheeler)</text:span></text:p>
            <text:p text:style-name="P11"><text:span text:style-name="T11">…</text:span><text:span text:style-name="T11">except the problem of too many layers of indirection.</text:span></text:p>
            <text:p text:style-name="P11"><text:span text:style-name="T2">(some long-suffering engineer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11.592cm" svg:x="1.946cm" svg:y="0.928cm" presentation:class="subtitle">
          <draw:text-box>
            <text:p><text:span text:style-name="T1">Basic Tooling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Set Up Basic Tools </text:span><text:span text:style-name="T10">Before Coding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p text:style-name="P13">Decent chance you learned C++ <text:span text:style-name="T8">without good tools </text:span>(wrong).</text:p>
            <text:list text:style-name="L2">
              <text:list-item>
                <text:p>Build system (CMake)</text:p>
              </text:list-item>
              <text:list-item>
                <text:p>clang-format</text:p>
              </text:list-item>
              <text:list-item>
                <text:p>Sanitizers!</text:p>
              </text:list-item>
              <text:list-item>
                <text:p>Multiple compilers</text:p>
              </text:list-item>
              <text:list-item>
                <text:p>Test framework</text:p>
              </text:list-item>
            </text:list>
            <text:p>If you don’t do some things <text:span text:style-name="T8">first</text:span>, you’ll pay for it in debugging and the tests will never get writte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Hey Manager! #1</text:span></text:p>
          </draw:text-box>
        </draw:frame>
        <draw:frame presentation:style-name="pr7" draw:text-style-name="P14" draw:layer="layout" svg:width="24.108cm" svg:height="9.278cm" svg:x="1.946cm" svg:y="3.834cm" presentation:class="outline" presentation:user-transformed="true">
          <draw:text-box>
            <text:p text:style-name="P14"><text:span text:style-name="T9">Is there a C++ project in your company eating up resources that should rightfully be yours? C++ projects are easy targets for cancellation if you know how.</text:span></text:p>
            <text:list text:style-name="L2">
              <text:list-item>
                <text:p text:style-name="P15"><text:span text:style-name="T12">Insist on getting a bunch of code written </text:span><text:span text:style-name="T13">before</text:span><text:span text:style-name="T12"> actually creating a decent project with tooling.</text:span></text:p>
              </text:list-item>
              <text:list-item>
                <text:p text:style-name="P15"><text:span text:style-name="T12">Ask for a “proof of concept” or “demo code”, whatever you like. It’ll last forever, because </text:span><text:span text:style-name="T13">nobody is getting paid to refactor</text:span><text:span text:style-name="T12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Hey Manager! #1</text:span></text:p>
          </draw:text-box>
        </draw:frame>
        <draw:frame presentation:style-name="pr7" draw:text-style-name="P14" draw:layer="layout" svg:width="24.108cm" svg:height="9.278cm" svg:x="1.946cm" svg:y="3.834cm" presentation:class="outline" presentation:user-transformed="true">
          <draw:text-box>
            <text:p text:style-name="P14"><text:span text:style-name="T9">Is there a C++ project in your company eating up resources that should rightfully be yours? C++ projects are easy targets for cancellation if you know how.</text:span></text:p>
            <text:list text:style-name="L2">
              <text:list-item>
                <text:p text:style-name="P15"><text:span text:style-name="T14">Expect new features </text:span><text:span text:style-name="T13">linearly with time</text:span><text:span text:style-name="T14">. Laying the groundwork to do it right is dangerous to your budget!</text:span></text:p>
              </text:list-item>
              <text:list-item>
                <text:p text:style-name="P15"><text:span text:style-name="T9">Demand features at the </text:span><text:span text:style-name="T15">same speed as a high-level language</text:span><text:span text:style-name="T9">! Either the slow progress or the buggy ball of mud will make your cancellation case for you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CMake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<text:span text:style-name="T8">All build systems suck</text:span>. Anyone who says otherwise is a filthy liar.</text:p>
              </text:list-item>
              <text:list-item>
                <text:p>The community seems to have settled on CMake as the <text:span text:style-name="T8">standard</text:span>. Not even Boost or Google can change that.</text:p>
              </text:list-item>
              <text:list-item>
                <text:p>More C++ people know it already.</text:p>
              </text:list-item>
              <text:list-item>
                <text:p>More things are set to work with it.</text:p>
              </text:list-item>
              <text:list-item>
                <text:p>That other, “better” thing <text:span text:style-name="T8">isn’t </text:span>bet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Cmake In The Repo</text:span></text:p>
          </draw:text-box>
        </draw:frame>
        <draw:frame presentation:style-name="pr7" draw:layer="layout" svg:width="24.108cm" svg:height="9.278cm" svg:x="1.946cm" svg:y="3.534cm" presentation:class="outline" presentation:user-transformed="true">
          <draw:text-box>
            <text:list text:style-name="L2">
              <text:list-item>
                <text:p><text:span text:style-name="T16">You probably learned Cmake wrong because </text:span><text:span text:style-name="T8">most web examples are very out of date.</text:span><text:span text:style-name="T16"> Me too.</text:span></text:p>
              </text:list-item>
              <text:list-item>
                <text:p>Start by swiping an example with a decent layout and <text:span text:style-name="T8">modern</text:span> CmakeLists.txt syntax. (This one or not.)</text:p>
              </text:list-item>
              <text:list-item>
                <text:p>Single library, but ready to split.</text:p>
              </text:list-item>
              <text:list-item>
                <text:p>Headers are ready to install.</text:p>
              </text:list-item>
              <text:list-item>
                <text:p>Don’t layer anything on it but simple shell scri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src/dl Cmake file to show the target_* commands</text:p>
              <text:p/>
              <text:p>Shell scripts.</text:p>
              <text:p/>
              <text:p>Demo building &amp; running all tests</text:p>
            </draw:text-box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Cmake</text:span></text:p>
          </draw:text-box>
        </draw:frame>
        <draw:frame presentation:style-name="pr7" draw:layer="layout" svg:width="24.108cm" svg:height="9.278cm" svg:x="1.946cm" svg:y="3.534cm" presentation:class="outline" presentation:user-transformed="true">
          <draw:text-box>
            <text:list text:style-name="L2">
              <text:list-item>
                <text:p><text:span text:style-name="T16">Cmake has become the standard C++ build system. Nothing else sucks less.</text:span></text:p>
              </text:list-item>
              <text:list-item>
                <text:p><text:span text:style-name="T16">You probably learned Cmake wrong because </text:span><text:span text:style-name="T8">most web examples are very out of date.</text:span><text:span text:style-name="T16"> Me too.</text:span></text:p>
              </text:list-item>
              <text:list-item>
                <text:p>Start by swiping an example with a decent layout and <text:span text:style-name="T8">modern</text:span> CmakeLists.txt syntax. (This one or not.)</text:p>
              </text:list-item>
              <text:list-item>
                <text:p>Don’t layer anything on it but simple shell script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8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src/dl Cmake file to show the target_* commands</text:p>
              <text:p/>
              <text:p>Shell scripts.</text:p>
              <text:p/>
              <text:p>Demo building &amp; running all tests</text:p>
            </draw:text-box>
          </draw:frame>
        </presentation:notes>
      </draw:page>
      <draw:page draw:name="page19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Hey Manager! #2</text:span></text:p>
          </draw:text-box>
        </draw:frame>
        <draw:frame presentation:style-name="pr7" draw:text-style-name="P14" draw:layer="layout" svg:width="24.108cm" svg:height="9.278cm" svg:x="1.946cm" svg:y="3.834cm" presentation:class="outline" presentation:user-transformed="true">
          <draw:text-box>
            <text:p text:style-name="P14"><text:span text:style-name="T9">Is there a C++ project in your company eating up resources that should rightfully be yours? C++ projects are easy targets for cancellation if you know now.</text:span></text:p>
            <text:list text:style-name="L2">
              <text:list-item>
                <text:p text:style-name="P15"><text:span text:style-name="T14">Override the C++ team about tools “for </text:span><text:span text:style-name="T13">uniformity</text:span><text:span text:style-name="T14"> with the rest of the company.” C++ is more expensive to develop, so they’re sitting ducks for interference.</text:span></text:p>
              </text:list-item>
              <text:list-item>
                <text:p text:style-name="P15"><text:span text:style-name="T14">Google products are </text:span><text:span text:style-name="T13">especially</text:span><text:span text:style-name="T14"> useful for this. (Bezel, I’m looking at you.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Clang Format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list text:style-name="L2">
              <text:list-item>
                <text:p>Seems to be the standard formatter. (I for one welcome our new Clang overlords….)</text:p>
              </text:list-item>
              <text:list-item>
                <text:p>Super easy to install and use.</text:p>
              </text:list-item>
              <text:list-item>
                <text:p>Git-clang-format is your best friend.</text:p>
              </text:list-item>
              <text:list-item>
                <text:p>Emacs (other environments?) can auto-format based on .clang-format.</text:p>
              </text:list-item>
              <text:list-item>
                <text:p>I just don’t see an excuse for not using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0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Demo editing and reformatting a file.</text:p>
            </draw:text-box>
          </draw:frame>
        </presentation:notes>
      </draw:page>
      <draw:page draw:name="page21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Sanitizers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Dynamic <text:span text:style-name="T8">run-time checking</text:span>, not static analysis.</text:p>
              </text:list-item>
              <text:list-item>
                <text:p>Built into both Clang and GCC, simply enable with the right flags.</text:p>
              </text:list-item>
              <text:list-item>
                <text:p>The address and thread sanitizers seem to be <text:span text:style-name="T8">consistently better than Valgrind</text:span>.</text:p>
              </text:list-item>
              <text:list-item>
                <text:p>Valgrind doesn’t understand lock-free code at all.</text:p>
              </text:list-item>
              <text:list-item>
                <text:p text:style-name="P13">Never, ever write serious code without using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1" presentation:class="page"/>
          <draw:frame presentation:style-name="pr8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Sanitizers In The Repo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Old school: custom build types (unfortunately).</text:p>
              </text:list-item>
              <text:list-item>
                <text:p>Example shell scripts to get you started using them.</text:p>
              </text:list-item>
              <text:list-item>
                <text:p>Most can be used together—<text:span text:style-name="T8">the sanitize build is your bread-and-butter development build type</text:span>.</text:p>
              </text:list-item>
              <text:list-item>
                <text:p>The comments explain why the thread sanitizer target is separate.</text:p>
              </text:list-item>
              <text:list-item>
                <text:p>Memory sanitizer requires too much work for a beginning exampl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 text:style-name="P16">Show flags in CmakeLists.txt</text:p>
              <text:p text:style-name="P16"/>
              <text:p text:style-name="P16">Show leak detection.</text:p>
            </draw:text-box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Sanitizers In The Repo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 text:style-name="P13">The address and thread sanitizers seem to be <text:span text:style-name="T8">consistently better than Valgrind</text:span>.</text:p>
              </text:list-item>
              <text:list-item>
                <text:p>Valgrind doesn’t understand lock-free code at all.</text:p>
              </text:list-item>
              <text:list-item>
                <text:p>Custom build types for sanitizer builds.</text:p>
              </text:list-item>
              <text:list-item>
                <text:p><text:span text:style-name="T8">The sanitize build is your bread-and-butter development build type</text:span>.</text:p>
              </text:list-item>
              <text:list-item>
                <text:p text:style-name="P13">Never, ever write serious code without using the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3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 text:style-name="P16">Show flags in CmakeLists.txt</text:p>
              <text:p text:style-name="P16"/>
              <text:p text:style-name="P16">Show leak detection.</text:p>
            </draw:text-box>
          </draw:frame>
        </presentation:notes>
      </draw:page>
      <draw:page draw:name="page24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Multiple Compilers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list text:style-name="L2">
              <text:list-item>
                <text:p>Standards are pretty specific about what programs must be accepted.</text:p>
              </text:list-item>
              <text:list-item>
                <text:p>They’re pretty loose about what to do with non-standard code.</text:p>
              </text:list-item>
              <text:list-item>
                <text:p><text:span text:style-name="T8">Different front ends will catch different bugs</text:span>.</text:p>
              </text:list-item>
              <text:list-item>
                <text:p>Not demonstrated in the rep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est Frameworks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If you don’t have a framework <text:span text:style-name="T8">at the start</text:span>, they will never get written.</text:p>
              </text:list-item>
              <text:list-item>
                <text:p>Testing culture came with untyped languages.</text:p>
              </text:list-item>
              <text:list-item>
                <text:p>C++ testing should focus on things they type system and other tools (sanitizers) can’t catch.</text:p>
              </text:list-item>
              <text:list-item>
                <text:p>No excuses: you can have a usable framework in 3 lines: <text:a xlink:href="https://jera.com/techinfo/jtns/jtn002" xlink:type="simple">https://jera.com/techinfo/jtns/jtn002</text:a></text:p>
              </text:list-item>
              <text:list-item>
                <text:p text:style-name="P13">I dislike googletest, but has the best C++ mock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Doctest in the Repo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My new favorite: https://github.com/doctest/doctest</text:p>
              </text:list-item>
              <text:list-item>
                <text:p>The name is either stupid or brilliant.</text:p>
              </text:list-item>
              <text:list-item>
                <text:p>Does not impose Smalltalk concepts on C++.</text:p>
              </text:list-item>
              <text:list-item>
                <text:p>Put tests anywhere, including in the source file.</text:p>
              </text:list-item>
              <text:list-item>
                <text:p>Very thread-friendly.</text:p>
              </text:list-item>
              <text:list-item>
                <text:p><text:span text:style-name="T8">Lowest barrier</text:span> to writing tests I know of.</text:p>
              </text:list-item>
              <text:list-item>
                <text:p>Previous favorite: Catch2.</text:p>
              </text:list-item>
              <text:list-item>
                <text:p>If you need death tests, probably need Google test.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6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Show ScopedInit tests in .cpp file and SingleInit tests in separate file.</text:p>
              <text:p/>
              <text:p>Show tests_unit file, includes in other files, and mention auto-discovery.</text:p>
            </draw:text-box>
          </draw:frame>
        </presentation:notes>
      </draw:page>
      <draw:page draw:name="page27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Doctest in the Repo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<text:span text:style-name="T8">Write tests from the start</text:span> or they will not be written.</text:p>
              </text:list-item>
              <text:list-item>
                <text:p>My new favorite: <text:a xlink:href="https://github.com/doctest/doctest" xlink:type="simple">https://github.com/doctest/doctest</text:a></text:p>
              </text:list-item>
              <text:list-item>
                <text:p text:style-name="P13"><text:span text:style-name="T8">Lowest barrier</text:span> to writing tests I know of.</text:p>
              </text:list-item>
              <text:list-item>
                <text:p>Put tests anywhere, including in the source file.</text:p>
              </text:list-item>
              <text:list-item>
                <text:p>Very thread-friendly.</text:p>
              </text:list-item>
              <text:list-item>
                <text:p text:style-name="P13">I dislike googletest, but has the best C++ mocks.</text:p>
              </text:list-item>
              <text:list-item>
                <text:p>If you need death tests, probably need Google test.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7" presentation:class="page"/>
          <draw:frame presentation:style-name="pr8" draw:text-style-name="P2" draw:layer="layout" svg:width="17.271cm" svg:height="12.572cm" svg:x="2.159cm" svg:y="13.271cm" presentation:class="notes">
            <draw:text-box>
              <text:p>Show ScopedInit tests in .cpp file and SingleInit tests in separate file.</text:p>
              <text:p/>
              <text:p>Show tests_unit file, includes in other files, and mention auto-discovery.</text:p>
            </draw:text-box>
          </draw:frame>
        </presentation:notes>
      </draw:page>
      <draw:page draw:name="page28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Hey Manager! #3</text:span></text:p>
          </draw:text-box>
        </draw:frame>
        <draw:frame presentation:style-name="pr7" draw:text-style-name="P14" draw:layer="layout" svg:width="24.108cm" svg:height="9.278cm" svg:x="1.946cm" svg:y="3.834cm" presentation:class="outline" presentation:user-transformed="true">
          <draw:text-box>
            <text:p text:style-name="P14"><text:span text:style-name="T9">Is there a C++ project in your company eating up resources that should rightfully be yours? C++ projects are easy targets for cancellation if you know now.</text:span></text:p>
            <text:list text:style-name="L2">
              <text:list-item>
                <text:p text:style-name="P15"><text:span text:style-name="T12">Make </text:span><text:span text:style-name="T13">sure</text:span><text:span text:style-name="T12"> that performance evaluations reward m0ar code and m0ar features, with no credit for bug fixing, good code reviews, or writing tests.</text:span></text:p>
              </text:list-item>
              <text:list-item>
                <text:p text:style-name="P15"><text:span text:style-name="T12">This works for any language. It’s like </text:span><text:span text:style-name="T13">magic</text:span><text:span text:style-name="T12">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2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11.592cm" svg:x="1.946cm" svg:y="0.928cm" presentation:class="subtitle">
          <draw:text-box>
            <text:p><text:span text:style-name="T1">Memory Management That Doesn’t Make Baby Jesus C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Memory Management Options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Big Ball Of Mud (the default)</text:span></text:p>
              </text:list-item>
              <text:list-item>
                <text:p text:style-name="P17"><text:span text:style-name="T17">shared_ptr (great for purpose, but commonly misused)</text:span></text:p>
              </text:list-item>
              <text:list-item>
                <text:p text:style-name="P18"><text:span text:style-name="T18">Bump allocator (great for special circumstances) (</text:span><text:span text:style-name="T17">std::pmr::monotonic_buffer_resource)</text:span></text:p>
              </text:list-item>
              <text:list-item>
                <text:p text:style-name="P17"><text:span text:style-name="T17">unique_ptr (the </text:span><text:span text:style-name="T19">Right Thing</text:span><text:span text:style-name="T17">)</text:span></text:p>
              </text:list-item>
            </text:list>
            <text:p text:style-name="P17"><text:span text:style-name="T17"/></text:p>
            <text:p text:style-name="P17"><text:span text:style-name="T17">This is the single most important thing to get righ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Big Ball Of Mud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This is what you get if you confidently do what you learned in garbage-collected languages, because they don’t require this skill.</text:span></text:p>
              </text:list-item>
              <text:list-item>
                <text:p text:style-name="P17"><text:span text:style-name="T17">Being a smart guy and reading the docs won’t keep you from ball-of-mud manage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Big Ball Of Mud II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If this is your scheme, you’re a danger to your self and others.</text:span></text:p>
              </text:list-item>
              <text:list-item>
                <text:p text:style-name="P17"><text:span text:style-name="T17">We’ve got to get you out of the gene pool (preferably via education).</text:span></text:p>
              </text:list-item>
              <text:list-item>
                <text:p text:style-name="P17"><text:span text:style-name="T17">Everything from here on is about not writing big balls of memory leaks, double frees, and other crimes against human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Hey Manager! #4</text:span></text:p>
          </draw:text-box>
        </draw:frame>
        <draw:frame presentation:style-name="pr7" draw:text-style-name="P14" draw:layer="layout" svg:width="24.108cm" svg:height="9.278cm" svg:x="1.946cm" svg:y="3.834cm" presentation:class="outline" presentation:user-transformed="true">
          <draw:text-box>
            <text:p text:style-name="P14"><text:span text:style-name="T9">Is there a C++ project in your company eating up resources that should rightfully be yours? C++ projects are easy targets for cancellation if you know now.</text:span></text:p>
            <text:list text:style-name="L2">
              <text:list-item>
                <text:p text:style-name="P15"><text:span text:style-name="T12">Make </text:span><text:span text:style-name="T13">sure</text:span><text:span text:style-name="T12"> that the initial design is written by the least experienced C++ programmer, and </text:span><text:span text:style-name="T13">at all costs not the most</text:span><text:span text:style-name="T12">. Programmers are interchangeable resources!</text:span></text:p>
              </text:list-item>
              <text:list-item>
                <text:p text:style-name="P15"><text:span text:style-name="T12">Even if you have a problematic expert, he’ll never be given the time to fix the built-in problems late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shared_ptr: What Is It?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Reference counting.</text:span></text:p>
              </text:list-item>
              <text:list-item>
                <text:p text:style-name="P17"><text:span text:style-name="T17">NOT precise collection—if you don’t know how to architect to avoid memory cycles, don’t use it.</text:span></text:p>
              </text:list-item>
              <text:list-item>
                <text:p text:style-name="P17"><text:span text:style-name="T17">Deterministic (at least more than precise collection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Focus3" presentation:presentation-page-layout-name="AL3T0">
        <office:forms form:automatic-focus="false" form:apply-design-mode="false"/>
        <draw:frame presentation:style-name="pr3" draw:text-style-name="P8" draw:layer="layout" svg:width="24.108cm" svg:height="2.5cm" svg:x="1.946cm" svg:y="0.928cm" presentation:class="title">
          <draw:text-box>
            <text:p text:style-name="P8"><text:span text:style-name="T7">shared_ptr Is Widely Misused</text:span>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People think it lets them not learn to manage memory.</text:span></text:p>
              </text:list-item>
              <text:list-item>
                <text:p text:style-name="P17"><text:span text:style-name="T17">Balls of mud with shared_ptr are still balls of mud.</text:span></text:p>
              </text:list-item>
              <text:list-item>
                <text:p text:style-name="P17"><text:span text:style-name="T17">It can be expensive.</text:span></text:p>
              </text:list-item>
              <text:list-item>
                <text:p text:style-name="P17"><text:span text:style-name="T17">Thread safety subtleties.</text:span></text:p>
              </text:list-item>
              <text:list-item>
                <text:p text:style-name="P17"><text:span text:style-name="T17">It can be a sign of bad architecture.</text:span></text:p>
              </text:list-item>
              <text:list-item>
                <text:p text:style-name="P17"><text:span text:style-name="T17">Specialty technique, not all-purpose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Good reasons to use shared_ptr</text:p>
          </draw:text-box>
        </draw:frame>
        <draw:frame presentation:style-name="pr13" draw:text-style-name="P20" draw:layer="layout" svg:width="24.108cm" svg:height="9.278cm" svg:x="1.946cm" svg:y="3.834cm" presentation:class="subtitle" presentation:user-transformed="true">
          <draw:text-box>
            <text:p text:style-name="P7"><text:span text:style-name="T17">You already know that a good unique_ptr design has issues in your particular problem space, and you understand how to design for shared_pt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<text:s/>Bump Allocation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Specialty technique—narrow range of application.</text:span></text:p>
              </text:list-item>
              <text:list-item>
                <text:p text:style-name="P17"><text:span text:style-name="T17">Very fast and safe </text:span><text:span text:style-name="T20">when used correctly</text:span><text:span text:style-name="T17">.</text:span></text:p>
              </text:list-item>
              <text:list-item>
                <text:p text:style-name="P17"><text:span text:style-name="T17">Libstdc++ has a bump allocator: std::pmr::monotonic_buffer_resour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ocus3" presentation:presentation-page-layout-name="AL3T0">
        <office:forms form:automatic-focus="false" form:apply-design-mode="false"/>
        <draw:frame presentation:style-name="pr3" draw:layer="layout" svg:width="24.108cm" svg:height="2.5cm" svg:x="1.946cm" svg:y="0.928cm" presentation:class="title">
          <draw:text-box>
            <text:p>unique_ptr</text:p>
          </draw:text-box>
        </draw:frame>
        <draw:frame presentation:style-name="pr12" draw:text-style-name="P19" draw:layer="layout" svg:width="24.108cm" svg:height="9.278cm" svg:x="1.946cm" svg:y="3.834cm" presentation:class="subtitle" presentation:user-transformed="true">
          <draw:text-box>
            <text:list text:style-name="L1">
              <text:list-item>
                <text:p text:style-name="P17"><text:span text:style-name="T17">Best general technique in C++</text:span></text:p>
              </text:list-item>
              <text:list-item>
                <text:p text:style-name="P17"><text:span text:style-name="T17">Enforces ownership</text:span></text:p>
              </text:list-item>
              <text:list-item>
                <text:p text:style-name="P17"><text:span text:style-name="T17">Strong enough to use to find and eliminate leaks in existing code.</text:span></text:p>
              </text:list-item>
              <text:list-item>
                <text:p text:style-name="P17"><text:span text:style-name="T17">From here on, we’re talking about how to use unique_ptr to best advant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unique_ptr Best Practices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list text:style-name="L2">
              <text:list-item>
                <text:p>Don’t write “new XXX” (“almost never”)</text:p>
              </text:list-item>
              <text:list-item>
                <text:p>Only write “make_unique&lt;XXX&gt;” once.</text:p>
              </text:list-item>
              <text:list-item>
                <text:p>Everything else calls a factory function, because the ctor is private.</text:p>
              </text:list-item>
              <text:list-item>
                <text:p>“Impossible” to not manage memo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9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Look at ScopedInit tests.</text:p>
            </draw:text-box>
          </draw:frame>
        </presentation:notes>
      </draw:page>
      <draw:page draw:name="page40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Other Memory Pools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p>unique_ptr can manage anything with a free() function.</text:p>
            <text:p>Must do one of:</text:p>
            <text:list text:style-name="L2">
              <text:list-item>
                <text:p>Create a custom deleter.</text:p>
              </text:list-item>
              <text:list-item>
                <text:p>Pass the free() function into the ctor (at the cost of doubling the size of unique_ptr)</text:p>
              </text:list-item>
              <text:list-item>
                <text:p>So we can <text:span text:style-name="T8">manage every piece of memory with unique_ptr</text:span> no matter where it came fro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0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Look at Deleter and Malloc.</text:p>
              <text:p/>
              <text:p>Look at the Deleter tests for the other way to use it.</text:p>
            </draw:text-box>
          </draw:frame>
        </presentation:notes>
      </draw:page>
      <draw:page draw:name="page41" draw:style-name="dp3" draw:master-page-name="Focus3" presentation:presentation-page-layout-name="AL1T32">
        <office:forms form:automatic-focus="false" form:apply-design-mode="false"/>
        <draw:frame presentation:style-name="pr1" draw:text-style-name="P1" draw:layer="layout" svg:width="24.108cm" svg:height="11.592cm" svg:x="1.946cm" svg:y="0.928cm" presentation:class="subtitle">
          <draw:text-box>
            <text:p><text:span text:style-name="T1">(Slightly) Safe(er) Thread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hreading The Wrong Way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p>If you learned any C++ threading, you learned about</text:p>
            <text:list text:style-name="L2">
              <text:list-item>
                <text:p>Mutex Locks</text:p>
              </text:list-item>
              <text:list-item>
                <text:p>Condition Variables</text:p>
              </text:list-item>
              <text:list-item>
                <text:p>Atomic operations</text:p>
              </text:list-item>
            </text:list>
            <text:p>For your first attempt at threading in production code, <text:span text:style-name="T8">once again that’s learning to do it wrong</text:span>.</text:p>
            <text:p>Maybe wrong for your tenth attempt too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2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Look at ScopedInit tests</text:p>
            </draw:text-box>
          </draw:frame>
        </presentation:notes>
      </draw:page>
      <draw:page draw:name="page43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Threading The Right Way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p>The easiest synchronization to get right is:</text:p>
            <text:list text:style-name="L2">
              <text:list-item>
                <text:p>All synchronization is through queues. Nothing else.</text:p>
              </text:list-item>
              <text:list-item>
                <text:p>Make sure you have a single-threaded test build.</text:p>
              </text:list-item>
              <text:list-item>
                <text:p>If you use a magic black-box high performance queue, make sure you have a simple, reliable test queue implementation and ensure that the behavior is the same with either queu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3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Look at ScopedInit tests</text:p>
            </draw:text-box>
          </draw:frame>
        </presentation:notes>
      </draw:page>
      <draw:page draw:name="page44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>
          <draw:text-box>
            <text:p text:style-name="P8"><text:span text:style-name="T7">Queues In The Repo</text:span></text:p>
          </draw:text-box>
        </draw:frame>
        <draw:frame presentation:style-name="pr7" draw:layer="layout" svg:width="24.108cm" svg:height="9.278cm" svg:x="1.946cm" svg:y="3.834cm" presentation:class="outline" presentation:user-transformed="true">
          <draw:text-box>
            <text:p>The repo provides examples of:</text:p>
            <text:list text:style-name="L2">
              <text:list-item>
                <text:p>Fast lock-free queue for production.</text:p>
              </text:list-item>
              <text:list-item>
                <text:p>Simple, highly documented locking queue for testing.</text:p>
              </text:list-item>
              <text:list-item>
                <text:p>Abstract wrapper that allows them to be interchanged freely.</text:p>
              </text:list-item>
              <text:list-item>
                <text:p>Lightweight handle interfaces that can be freely passed aroun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4" presentation:class="page"/>
          <draw:frame presentation:style-name="pr8" draw:text-style-name="P2" draw:layer="layout" svg:width="17.271cm" svg:height="12.572cm" svg:x="2.159cm" svg:y="13.271cm" presentation:class="notes" presentation:user-transformed="true">
            <draw:text-box>
              <text:p>Glance at the Maxim lock_free queue</text:p>
              <text:p>.</text:p>
              <text:p/>
              <text:p>Look at the Williams queue.</text:p>
              <text:p/>
              <text:p>Look at Queue.</text:p>
            </draw:text-box>
          </draw:frame>
        </presentation:notes>
      </draw:page>
      <draw:page draw:name="page45" draw:style-name="dp3" draw:master-page-name="Focus3">
        <office:forms form:automatic-focus="false" form:apply-design-mode="false"/>
        <draw:frame presentation:style-name="pr3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The Simplest Right Thing</text:span></text:p>
          </draw:text-box>
        </draw:frame>
        <draw:custom-shape draw:style-name="gr2" draw:text-style-name="P21" draw:layer="layout" svg:width="9.398cm" svg:height="3.176cm" svg:x="15.748cm" svg:y="11.81cm">
          <text:p text:style-name="P7">Output Que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4.572cm" svg:height="1.524cm" svg:x="4.826cm" svg:y="13.441cm">
          <text:p text:style-name="P7">Consum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2" draw:layer="layout" svg:width="4.318cm" svg:height="0.762cm" svg:x="9.906cm" svg:y="3.9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572cm" svg:height="1.524cm" svg:x="4.852cm" svg:y="5.277cm">
          <text:p text:style-name="P7">Producer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.572cm" svg:height="1.524cm" svg:x="4.826cm" svg:y="11.684cm">
          <text:p text:style-name="P7">Consum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.572cm" svg:height="1.524cm" svg:x="15.748cm" svg:y="8.485cm">
          <text:p text:style-name="P7">Worker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.572cm" svg:height="1.524cm" svg:x="20.828cm" svg:y="8.51cm">
          <text:p text:style-name="P7">Work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1" draw:layer="layout" svg:width="9.627cm" svg:height="3.176cm" svg:x="15.748cm" svg:y="3.428cm">
          <text:p text:style-name="P7">Task Que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2" draw:layer="layout" svg:width="4.318cm" svg:height="0.762cm" svg:x="9.906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2" draw:layer="layout" svg:width="4.318cm" svg:height="0.762cm" svg:x="9.881cm" svg:y="12.066cm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572cm" svg:height="1.524cm" svg:x="4.826cm" svg:y="3.504cm">
          <text:p text:style-name="P7">Producer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2" draw:layer="layout" svg:width="4.318cm" svg:height="0.762cm" svg:x="9.881cm" svg:y="13.793cm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3" draw:layer="layout" svg:width="0.613cm" svg:height="1.253cm" svg:x="17.767cm" svg:y="6.90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3" draw:layer="layout" svg:width="0.613cm" svg:height="1.253cm" svg:x="22.829cm" svg:y="6.9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2" draw:layer="layout" svg:width="0.563cm" svg:height="1.099cm" svg:x="17.741cm" svg:y="10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2" draw:layer="layout" svg:width="0.563cm" svg:height="1.099cm" svg:x="22.752cm" svg:y="10.4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5" presentation:class="page"/>
          <draw:frame presentation:style-name="pr8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The Fundamental Rule</text:span></text:p>
          </draw:text-box>
        </draw:frame>
        <draw:frame presentation:style-name="pr7" draw:layer="layout" svg:width="24.108cm" svg:height="9.278cm" svg:x="1.946cm" svg:y="3.834cm" presentation:class="outline">
          <draw:text-box>
            <text:p><text:span text:style-name="T8">All(*) synchronization is through the two queues.</text:span></text:p>
            <text:list text:style-name="L2">
              <text:list-item>
                <text:p>If you need to message the workers, <text:span text:style-name="T8">send it as a task</text:span>.</text:p>
              </text:list-item>
              <text:list-item>
                <text:p>e.g. shutdown the thread pool uses a “shutdown” message where each worker that receives it <text:span text:style-name="T8">pushes another shutdown message on the queue</text:span> before exiting.</text:p>
              </text:list-item>
              <text:list-item>
                <text:p>Break this rule and it’s no longer simple to get 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Using It</text:span></text:p>
          </draw:text-box>
        </draw:frame>
        <draw:frame presentation:style-name="pr7" draw:text-style-name="P5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Workers are also producers so jobs can be broken up into a sequence of steps.</text:p>
              </text:list-item>
              <text:list-item>
                <text:p>Very good for throughput as-is.</text:p>
              </text:list-item>
              <text:list-item>
                <text:p>Can tweak it for decently low latency with more work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Scaling</text:span></text:p>
          </draw:text-box>
        </draw:frame>
        <draw:frame presentation:style-name="pr7" draw:text-style-name="P5" draw:layer="layout" svg:width="24.108cm" svg:height="9.278cm" svg:x="1.946cm" svg:y="3.834cm" presentation:class="outline" presentation:user-transformed="true">
          <draw:text-box>
            <text:list text:style-name="L2">
              <text:list-item>
                <text:p>Scalability is limited by contention on the queue endpoints</text:p>
              </text:list-item>
              <text:list-item>
                <text:p>Simple queue implementations (e.g. the lock free queue in the repo) can work faster than fancy ones until contention gets high.</text:p>
              </text:list-item>
              <text:list-item>
                <text:p>At that point, you need fancier queues. Probably Intel Threaded Building Blocks is your bab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Focus3" presentation:presentation-page-layout-name="AL2T1">
        <office:forms form:automatic-focus="false" form:apply-design-mode="false"/>
        <draw:frame presentation:style-name="pr6" draw:text-style-name="P8" draw:layer="layout" svg:width="24.108cm" svg:height="2.5cm" svg:x="1.946cm" svg:y="0.928cm" presentation:class="title" presentation:user-transformed="true">
          <draw:text-box>
            <text:p text:style-name="P8"><text:span text:style-name="T7">Finis</text:span></text:p>
          </draw:text-box>
        </draw:frame>
        <draw:frame presentation:style-name="pr9" draw:text-style-name="P25" draw:layer="layout" svg:width="24.108cm" svg:height="9.278cm" svg:x="1.946cm" svg:y="3.834cm" presentation:class="outline" presentation:user-transformed="true">
          <draw:text-box>
            <text:p text:style-name="P24"><text:span text:style-name="T10">Survive your first industrial C++ project...</text:span></text:p>
            <text:p text:style-name="P24"><text:span text:style-name="T10">Keep me from weeping under my desk over the code...</text:span></text:p>
            <text:p text:style-name="P24"><text:span text:style-name="T10">Write no more balls of mud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4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pitch="variable"/>
    <style:font-face style:name="Liberation Sans" svg:font-family="'Liberation Sans'" style:font-pitch="variable"/>
    <style:font-face style:name="Liberation Sans1" svg:font-family="'Liberation Sans'" style:font-adornments="Norma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8cm" fo:text-align="center" fo:text-indent="0cm">
        <style:tab-stops/>
      </style:paragraph-properties>
      <style:text-properties fo:color="#000000" loext:opacity="100%" loext:color-lum-mod="100%" loext:color-lum-off="0%" fo:font-size="18pt"/>
    </style:style>
    <style:style style:name="Focus-outline3" style:family="presentation" style:parent-style-name="Focus-outline2">
      <style:paragraph-properties fo:margin-left="0cm" fo:margin-right="0cm" fo:margin-top="0cm" fo:margin-bottom="0.223cm" fo:text-align="center" fo:text-indent="0cm">
        <style:tab-stops/>
      </style:paragraph-properties>
      <style:text-properties fo:color="#000000" loext:opacity="100%" loext:color-lum-mod="100%" loext:color-lum-off="0%" fo:font-size="13.5pt"/>
    </style:style>
    <style:style style:name="Focus-outline4" style:family="presentation" style:parent-style-name="Focus-outline3">
      <style:paragraph-properties fo:margin-left="0cm" fo:margin-right="0cm" fo:margin-top="0cm" fo:margin-bottom="0.148cm" fo:text-align="center" fo:text-indent="0cm">
        <style:tab-stops/>
      </style:paragraph-properties>
      <style:text-properties fo:color="#000000" loext:opacity="100%" loext:color-lum-mod="100%" loext:color-lum-off="0%"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color="#000000" loext:opacity="100%" loext:color-lum-mod="100%" loext:color-lum-off="0%"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3cm" fo:text-align="center" fo:text-indent="0cm">
        <style:tab-stops/>
      </style:paragraph-properties>
      <style:text-properties fo:color="#000000" loext:opacity="100%" loext:color-lum-mod="100%" loext:color-lum-off="0%"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4cm" fo:text-align="center" fo:text-indent="0cm">
        <style:tab-stops/>
      </style:paragraph-properties>
      <style:text-properties fo:color="#000000" loext:opacity="100%" loext:color-lum-mod="100%" loext:color-lum-off="0%" fo:font-size="4.19999980926514pt"/>
    </style:style>
    <style:style style:name="Focus-outline8" style:family="presentation" style:parent-style-name="Focus-outline7">
      <style:paragraph-properties fo:margin-left="0cm" fo:margin-right="0cm" fo:margin-top="0cm" fo:margin-bottom="0.072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4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8cm" fo:text-indent="0cm"/>
      <style:text-properties fo:color="#000000" loext:opacity="100%" loext:color-lum-mod="100%" loext:color-lum-off="0%" fo:font-size="14.6000003814697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color="#000000" loext:opacity="100%" loext:color-lum-mod="100%" loext:color-lum-off="0%" fo:font-size="10.8999996185303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148cm" fo:text-indent="0cm"/>
      <style:text-properties fo:color="#000000" loext:opacity="100%" loext:color-lum-mod="100%" loext:color-lum-off="0%" fo:font-size="8.19999980926514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6.09999990463257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074cm" fo:text-indent="0cm"/>
      <style:text-properties fo:color="#000000" loext:opacity="100%" loext:color-lum-mod="100%" loext:color-lum-off="0%" fo:font-size="4.59999990463257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072cm" fo:text-indent="0cm"/>
      <style:text-properties fo:color="#000000" loext:opacity="100%" loext:color-lum-mod="100%" loext:color-lum-off="0%" fo:font-size="3.40000009536743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073cm" fo:text-indent="0cm"/>
      <style:text-properties fo:font-size="2.59999990463257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072cm" fo:text-indent="0cm"/>
      <style:text-properties fo:font-size="1.89999997615814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7cm" fo:text-indent="0cm"/>
      <style:text-properties fo:color="#000000" loext:opacity="100%" loext:color-lum-mod="100%" loext:color-lum-off="0%" fo:font-size="18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color="#000000" loext:opacity="100%" loext:color-lum-mod="100%" loext:color-lum-off="0%" fo:font-size="15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color="#000000" loext:opacity="100%" loext:color-lum-mod="100%" loext:color-lum-off="0%" fo:font-size="12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9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6.69999980926514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072cm" fo:text-indent="0cm"/>
      <style:text-properties fo:color="#000000" loext:opacity="100%" loext:color-lum-mod="100%" loext:color-lum-off="0%" fo:font-size="5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072cm" fo:text-indent="0cm"/>
      <style:text-properties fo:font-size="3.70000004768372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074cm" fo:text-indent="0cm"/>
      <style:text-properties fo:font-size="2.79999995231628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color="#000000" loext:opacity="100%" loext:color-lum-mod="100%" loext:color-lum-off="0%" fo:font-size="21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color="#000000" loext:opacity="100%" loext:color-lum-mod="100%" loext:color-lum-off="0%" fo:font-size="18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48cm" fo:text-indent="0cm"/>
      <style:text-properties fo:color="#000000" loext:opacity="100%" loext:color-lum-mod="100%" loext:color-lum-off="0%" fo:font-size="15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15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15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73cm" fo:text-indent="0cm"/>
      <style:text-properties fo:color="#000000" loext:opacity="100%" loext:color-lum-mod="100%" loext:color-lum-off="0%" fo:font-size="15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loext:opacity="100%" loext:color-lum-mod="100%" loext:color-lum-off="0%" style:font-name="DejaVu Sans1" fo:font-size="14pt" style:font-size-asian="14pt" style:font-size-complex="14pt"/>
    </style:style>
    <style:style style:name="MP10" style:family="paragraph">
      <style:paragraph-properties fo:text-align="center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loext:opacity="100%" loext:color-lum-mod="100%" loext:color-lum-off="0%" style:font-name="DejaVu Sans1" fo:font-size="14pt" style:font-size-asian="14pt" style:font-size-complex="14pt"/>
    </style:style>
    <style:style style:name="MP12" style:family="paragraph">
      <style:paragraph-properties fo:text-align="end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loext:opacity="100%" loext:color-lum-mod="100%" loext:color-lum-off="0%" style:font-name="DejaVu Sans1" fo:font-size="14pt" style:font-size-asian="14pt" style:font-size-complex="14pt"/>
    </style:style>
    <style:style style:name="MP14" style:family="paragraph"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loext:opacity="100%" loext:color-lum-mod="100%" loext:color-lum-off="0%" style:font-name="DejaVu Sans1" fo:font-size="14pt" style:font-size-asian="14pt" style:font-size-complex="14pt"/>
    </style:style>
    <style:style style:name="MP16" style:family="paragraph">
      <style:paragraph-properties fo:text-align="center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loext:opacity="100%" loext:color-lum-mod="100%" loext:color-lum-off="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5A2000004379E082721A03A7678.png" xlink:type="simple" xlink:show="embed" xlink:actuate="onLoad" draw:mime-type="image/png"/>
      </draw:frame>
      <draw:frame presentation:style-name="Focus-outline1" draw:layer="backgroundobjects" svg:width="7.116cm" svg:height="5.149cm" svg:x="10.404cm" svg:y="5.308cm" presentation:class="outline" presentation:placeholder="true">
        <draw:text-box/>
      </draw:frame>
      <draw:frame presentation:style-name="Focus-title" draw:layer="backgroundobjects" svg:width="11.221cm" svg:height="2.63cm" svg:x="1.4cm" svg:y="0.626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5A2000004379E082721A03A7678.png" xlink:type="simple" xlink:show="embed" xlink:actuate="onLoad" draw:mime-type="image/png"/>
      </draw:frame>
      <draw:frame presentation:style-name="Focus1-title" draw:layer="backgroundobjects" svg:width="12.14cm" svg:height="2.63cm" svg:x="7.912cm" svg:y="2.878cm" presentation:class="title" presentation:placeholder="true">
        <draw:text-box/>
      </draw:frame>
      <draw:frame presentation:style-name="Focus1-outline1" draw:layer="backgroundobjects" svg:width="12.244cm" svg:height="7.067cm" svg:x="7.911cm" svg:y="5.685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5A2000004379E082721A03A7678.png" xlink:type="simple" xlink:show="embed" xlink:actuate="onLoad" draw:mime-type="image/png"/>
      </draw:frame>
      <draw:frame presentation:style-name="Focus2-title" draw:layer="backgroundobjects" svg:width="18.313cm" svg:height="2.63cm" svg:x="4.903cm" svg:y="0.626cm" presentation:class="title" presentation:placeholder="true">
        <draw:text-box/>
      </draw:frame>
      <draw:frame presentation:style-name="Focus2-outline1" draw:layer="backgroundobjects" svg:width="18.313cm" svg:height="10.147cm" svg:x="4.903cm" svg:y="3.684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5A2000004379E082721A03A7678.png" xlink:type="simple" xlink:show="embed" xlink:actuate="onLoad" draw:mime-type="image/png"/>
      </draw:frame>
      <draw:frame presentation:style-name="Focus3-title" draw:layer="backgroundobjects" svg:width="24.108cm" svg:height="2.5cm" svg:x="1.946cm" svg:y="0.928cm" presentation:class="title" presentation:placeholder="true">
        <draw:text-box/>
      </draw:frame>
      <draw:frame presentation:style-name="Focus3-outline1" draw:layer="backgroundobjects" svg:width="24.108cm" svg:height="9.278cm" svg:x="1.946cm" svg:y="3.834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0T07:56:23.454000000</meta:creation-date>
    <meta:editing-duration>PT23H54M27S</meta:editing-duration>
    <meta:editing-cycles>10</meta:editing-cycles>
    <meta:generator>LibreOffice/7.5.1.2$Windows_X86_64 LibreOffice_project/fcbaee479e84c6cd81291587d2ee68cba099e129</meta:generator>
    <dc:date>2023-03-11T10:43:51.600000000</dc:date>
    <meta:document-statistic meta:object-count="262"/>
  </office:meta>
</office:document-meta>
</file>

<file path=Settings/ColorTable.xml><?xml version="1.0" encoding="utf-8"?>
<ooo:color-table xmlns:ooo="http://openoffice.org/2004/office" xmlns:office="urn:oasis:names:tc:opendocument:xmlns:office:1.0" xmlns:draw="urn:oasis:names:tc:opendocument:xmlns:drawing:1.0" xmlns:xlink="http://www.w3.org/1999/xlink" xmlns:svg="http://www.w3.org/2000/svg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